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 style:family="paragraph" style:parent-style-name="Standard">
      <style:paragraph-properties fo:text-align="justify" style:justify-single-word="false"/>
      <style:text-properties style:font-name="Times New Roman" fo:language="en" fo:country="US" style:font-name-complex="Times New Roman1"/>
    </style:style>
    <style:style style:name="P5" style:family="paragraph" style:parent-style-name="Standard" style:master-page-name="Standard">
      <style:paragraph-properties fo:text-align="center"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fo:font-weight="bold" style:font-weight-asian="bold" style:font-name-complex="Times New Roman1"/>
    </style:style>
    <style:style style:name="T5" style:family="text">
      <style:text-properties style:font-name="Times New Roman" fo:background-color="#ffff0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Условия использования</text:span></text:p>
      <text:p text:style-name="P1"><text:span text:style-name="T1">Добро пожаловать в сервис </text:span><text:span text:style-name="T3">BitQuant</text:span><text:span text:style-name="T1"> (далее «</text:span><text:span text:style-name="T3">BitQuant</text:span><text:span text:style-name="T1">» или «мы / наш сервис»).</text:span></text:p>
      <text:p text:style-name="P1"><text:span text:style-name="T1">Мы предлагаем онлайн программное обеспечение как услугу (</text:span><text:span text:style-name="T3">SaaS</text:span><text:span text:style-name="T1">) через наш веб-сайт </text:span><text:span text:style-name="T3">https</text:span><text:span text:style-name="T1">://</text:span><text:span text:style-name="T3">bitquant</text:span><text:span text:style-name="T1">.</text:span><text:span text:style-name="T3">online</text:span><text:span text:style-name="T1">/ («Веб-сайт»).</text:span></text:p>
      <text:p text:style-name="P1"><text:span text:style-name="T1">Наше программное обеспечение («Программное обеспечение») позволяет вам торговать и инвестировать в криптовалюты с помощью автоматического бота для криптовалют, параметры которого (исключительно) вы контролируете и настраиваете.</text:span></text:p>
      <text:p text:style-name="P1"><text:span text:style-name="T1">Эти Условия использования («Условия») применяются к отношениям между </text:span><text:span text:style-name="T3">BitQuant</text:span><text:span text:style-name="T1"> и вами в отношении любого варианта использования Веб-сайта и Программного обеспечения, предлагаемого </text:span><text:span text:style-name="T3">BitQuant</text:span><text:span text:style-name="T1">. Вы не имеете права использовать Программное обеспечение, не приняв настоящие Условия.</text:span></text:p>
      <text:p text:style-name="P2"/>
      <text:p text:style-name="P1"><text:span text:style-name="T2">1. Определения</text:span></text:p>
      <text:p text:style-name="P1"><text:span text:style-name="T1">BitQuant: _____________, компания с ограниченной ответственностью, зарегистрированная в соответствии с законодательством ______________. Для понятия BitQuant также может использоваться местоимение «мы».</text:span></text:p>
      <text:p text:style-name="P1"><text:span text:style-name="T1">Пользователь: физическое или юридическое лицо, использующее Веб-сайт или Программное обеспечение. Для понятия Пользователь также BitQuant также может использоваться местоимение «вы».</text:span></text:p>
      <text:p text:style-name="P1"><text:span text:style-name="T1">Программное обеспечение: программное обеспечение BitQuant, разработанное для обеспечения возможности торговли криптовалютами на криптовалютном рынке посредством бота. Программное обеспечение доступно через веб-сайт https://bitquant.online/</text:span></text:p>
      <text:p text:style-name="P1"><text:span text:style-name="T1">Стратегии: предустановки которые обеспечивают выполнение торговой тактики. Пользователи могут настроить Программное обеспечение таким образом, чтобы оно автоматически покупало и продавало валюты на основе Стратегий.</text:span></text:p>
      <text:p text:style-name="P2"/>
      <text:p text:style-name="P1"><text:span text:style-name="T2">2. Регистрация и личный кабинет</text:span></text:p>
      <text:p text:style-name="P1"><text:span text:style-name="T1">Для использования веб-сайта и программного обеспечения Вам необходимо перейти по адресу </text:span><text:a xlink:type="simple" xlink:href="https://bitquant.online/" text:style-name="Internet_20_link" text:visited-style-name="Visited_20_Internet_20_Link"><text:span text:style-name="T1">https://bitquant.online/</text:span></text:a><text:span text:style-name="T1">, зарегистрироваться и создать личную учетную запись.</text:span></text:p>
      <text:p text:style-name="P1"><text:span text:style-name="T1">Вы должны хранить в строжайшей тайне и защищать данные для входа в свою учетную запись и свой пароль. Мы полагаем, что все действия с вашей учетной записью, выполняются вами или под вашим контролем.</text:span></text:p>
      <text:p text:style-name="P1"><text:span text:style-name="T1">Вы несете полную ответственность за сохранение конфиденциальности своего пароля и учетной записи. Кроме того, вы несете полную ответственность за все действия, которые происходят под вашей учетной записью. Вы соглашаетесь немедленно уведомлять BitQuant о любом несанкционированном использовании вашей учетной записи или любом другом нарушении безопасности. BITQUANT НЕ НЕСЕТ ОТВЕТСТВЕННОСТИ ЗА ЛЮБЫЕ УБЫТКИ, КОТОРЫЕ МОГУТ ВОЗНИКНУТЬ У ВАС В РЕЗУЛЬТАТЕ ЛЮБОГО НЕПРАВИЛЬНОГО ИСПОЛЬЗОВАНИЯ ВАШЕЙ УЧЕТНОЙ ЗАПИСИ, С ВАШЕГО ЛИБО БЕЗ ВАШЕГО ВЕДОМА. Вы соглашаетесь, что Вы можете нести ответственность за убытки, понесенные BitQuant и / или другой стороной из-за того, что кто-то другой использовал вашу учетную запись или пароль. Вы не можете использовать чужую учетную запись без разрешения владельца учетной записи.</text:span></text:p>
      <text:p text:style-name="P1"><text:soft-page-break/><text:span text:style-name="T1">Вы соглашаетесь предоставлять актуальную, полную и точную информацию о своей учетной записи. Вы соглашаетесь при необходимости оперативно обновлять свою личную учетную запись, чтобы мы могли связаться с вами в случае необходимости.</text:span></text:p>
      <text:p text:style-name="P2"/>
      <text:p text:style-name="P1"><text:span text:style-name="T2">3. Заявление об ограничении ответственности</text:span></text:p>
      <text:p text:style-name="P1"><text:bookmark-start text:name="OLE_LINK1"/><text:bookmark-start text:name="Bookmark"/><text:span text:style-name="T3">BITQUANT</text:span><text:bookmark-end text:name="OLE_LINK1"/><text:bookmark-end text:name="Bookmark"/><text:span text:style-name="T1"> ПРЕДОСТАВЛЯЕТ ПРОГРАММНОЕ ОБЕСПЕЧЕНИЕ. </text:span><text:span text:style-name="T3">BITQUANT</text:span><text:span text:style-name="T1"> НЕ ПРЕДОСТАВЛЯЕТ ФИНАНСОВЫЕ, ИНВЕСТИЦИОННЫЕ, ЮРИДИЧЕСКИЕ, НАЛОГОВЫЕ ИЛИ ДРУГИЕ ПРОФЕССИОНАЛЬНЫЕ КОНСУЛЬТАЦИИ. </text:span><text:span text:style-name="T3">BITQUANT</text:span><text:span text:style-name="T1"> НЕ ЯВЛЯЕТСЯ БРОКЕРОМ, ФИНАНСОВЫМ СОВЕТНИКОМ, ИНВЕСТИЦИОННЫМ СОВЕТНИКОМ, МЕНЕДЖЕРОМ ПО УПРАВЛЕНИЮ АКТИВАМИ ИЛИ НАЛОГОВЫМ СОВЕТНИКОМ. ВЫ ПРИЗНАЕТЕ И СОГЛАШАЕТЕСЬ, ЧТО </text:span><text:span text:style-name="T3">BITQUANT</text:span><text:span text:style-name="T1"> НЕ НЕСЕТ ОТВЕТСТВЕННОСТИ ЗА ИСПОЛЬЗОВАНИЕ ВАМИ ЛЮБОЙ ИНФОРМАЦИИ, ПОЛУЧЕННОЙ ВАМИ В ПРОГРАММНОМ ОБЕСПЕЧЕНИИ. ВАШИ РЕШЕНИЯ, В ОТНОШЕНИИ ПРОДУКТОВ ИЛИ УСЛУГ, ИЛИ ВАША ИНТЕРПРЕТАЦИИ ДАННЫХ ПРОИСХОДИТ НА УСЛОВИЯХ ВАШЕЙ ПОЛНОЙ ОТВЕТСТВЕННОСТИ. ВЫ ПРЯМО СОГЛАШАЕТЕСЬ, ЧТО ВЫ ИСПОЛЬЗУЕТЕ УСЛУГУ ПОД СВОЮ ОТВЕТСТВЕННОСТЬ СОЗНАВАЯ СВОИ РИСКИ.</text:span></text:p>
      <text:p text:style-name="P1"><text:span text:style-name="T1">ВЫ ПРИЗНАЕТЕ И СОГЛАШАЕТЕСЬ, ЧТО МОЖЕТЕ ПОТЕРЯТЬ НЕКОТОРЫЕ ИЛИ ВСЕ СВОИ АКТИВЫ И АКТИВЫ СВОИХ КЛИЕНТОВ, ЕСЛИ ОНИ ИСПОЛЬЗУЮТСЯ. КРИПТОВАЛЮТЫ - НОВАЯ ТЕХНОЛОГИЯ, В СТАДИИ ПРОВЕРКИ. В ДОПОЛНЕНИЕ К РИСКАМ, УКАЗАННЫМ ЗДЕСЬ, СУЩЕСТВУЮТ ДРУГИЕ РИСКИ, СВЯЗАННЫЕ С ИСПОЛЬЗОВАНИЕМ ВАМИ ПРОГРАММНОГО ОБЕСПЕЧЕНИЯ, С ПОКУПКОЙ, ХРАНЕНИЕМ И ИСПОЛЬЗОВАНИЕМ КРИПТОВАЛЮТ. ЭТИ РИСКИ ВКЛЮЧЮТ ТАКЖЕ РИСКИ </text:span><text:span text:style-name="T3">BITQUANT</text:span><text:span text:style-name="T1"> НЕ МОЖЕТ ПРЕДВИДЕТЬ. ЭТИ РИСКИ МОГУТ ПРИВЕСТИ К НЕПРЕДВИДЕННЫМ ВАРИАНТАМ РАЗВИТИЯ СОБЫТИЙ ОПИСАННЫХ ЗДЕСЬ.</text:span></text:p>
      <text:p text:style-name="P2"/>
      <text:p text:style-name="P1"><text:span text:style-name="T2">4. Условия оплаты </text:span></text:p>
      <text:p text:style-name="P1"><text:span text:style-name="T1">Все специальные предложения и бесплатные пробные версии не несут никаких обязательств BitQuant, но всегда подпадают под действие настоящих Условий.</text:span></text:p>
      <text:p text:style-name="P1"><text:span text:style-name="T1">Условия оплаты на Сайте включают налоги и другие дополнительные платежи.</text:span></text:p>
      <text:p text:style-name="P1"><text:span text:style-name="T1">BitQuant оставляет за собой право в любой момент изменить условия оплаты с немедленным вступлением в силу обновленных условий.</text:span></text:p>
      <text:p text:style-name="P2"/>
      <text:p text:style-name="P1"><text:span text:style-name="T2">5. Подписка и оплата</text:span></text:p>
      <text:p text:style-name="P1"><text:span text:style-name="T1">Для использования Веб-сайта и Программного обеспечения вам необходимо оформить подписку. Подписки могут предлагаются за фиксированную сумму в месяц и / или в год. Вы можете оформить подписку на </text:span><text:span text:style-name="T3">https</text:span><text:span text:style-name="T1">://</text:span><text:span text:style-name="T3">bitquant</text:span><text:span text:style-name="T1">.</text:span><text:span text:style-name="T3">online</text:span><text:span text:style-name="T1">/.</text:span></text:p>
      <text:p text:style-name="P1"><text:span text:style-name="T3">BitQuant</text:span><text:span text:style-name="T1"> может предлагать несколько типов пакетов подписки. Пакеты могут отличаться количеством используемых ботов, доступных подключений и объемом. Подробная информация о пакетов подписок доступна на </text:span><text:span text:style-name="T3">https</text:span><text:span text:style-name="T1">://</text:span><text:span text:style-name="T3">bitquant</text:span><text:span text:style-name="T1">.</text:span><text:span text:style-name="T3">online</text:span><text:span text:style-name="T1">/.</text:span></text:p>
      <text:p text:style-name="P1"><text:span text:style-name="T3">BitQuant</text:span><text:span text:style-name="T1"> предоставляет Пользователям доступ к Программному обеспечению сразу после оформления подписки.</text:span></text:p>
      <text:p text:style-name="P1"><text:span text:style-name="T1">Счет за подписку выставляется автоматически каждый месяц. Возможные способы оплаты указаны на Сайте.</text:span></text:p>
      <text:p text:style-name="P1"><text:soft-page-break/><text:span text:style-name="T1">Подписка будет автоматически продлеваться на каждый следующий период, если Пользователь не отменит подписку до окончания уже оплаченного срока.</text:span></text:p>
      <text:p text:style-name="P1"><text:span text:style-name="T1">Пользователь может отменить оплату подписки на следующий период во время оплаченного срока. Учетная запись Пользователя будет оставаться активной до завершения оплаченного периода.</text:span></text:p>
      <text:p text:style-name="P2"/>
      <text:p text:style-name="P1"><text:span text:style-name="T2">6. Возврат средств</text:span></text:p>
      <text:p text:style-name="P1"><text:span text:style-name="T1">Пользователи имеют право отменить отплату подписки в течение 14 дней после даты оплаты ее на Сайте.</text:span></text:p>
      <text:p text:style-name="P1"><text:span text:style-name="T1">Если Пользователь отменяет оплату подписки за фактическое время использования подписки будет списана плата за использование Программное обеспечение. Остаток от суммы оплаты будет возвращен пользователю.</text:span></text:p>
      <text:p text:style-name="P1"><text:span text:style-name="T1">Для бесплатных пробных версий возврат денежных средств не предусмотрен.</text:span></text:p>
      <text:p text:style-name="P2"/>
      <text:p text:style-name="P1"><text:span text:style-name="T2">7. Добросовестное использование нашего веб-сайта и программного обеспечения</text:span></text:p>
      <text:p text:style-name="P1"><text:span text:style-name="T1">Используя наш Веб-сайт и Программное обеспечение, вы подтверждаете, что вам исполнилось 18 лет.</text:span></text:p>
      <text:p text:style-name="P1"><text:span text:style-name="T1">Вы не имеете права использовать Веб-сайт и Программное обеспечение, если такое использование нарушает или может нарушить любые требования законодательства.</text:span></text:p>
      <text:p text:style-name="P1"><text:span text:style-name="T1">В качестве условия использования Веб-сайта и Программного обеспечения вы соглашаетесь не предоставлять нам или Веб-сайту и Программному обеспечению какую-либо информацию, данные или контент, которые являются неправильными, неточными, неполными либо их предоставление нарушает какие-либо требования законодательства. </text:span></text:p>
      <text:p text:style-name="P1"><text:span text:style-name="T1">Кроме того, вы подтверждаете то, что не будете сами и не разрешаете третьим лицам:</text:span></text:p>
      <text:p text:style-name="P1"><text:span text:style-name="T1">а) входить в любые закрытые / безопасные области Веб-сайта или Программного обеспечения;</text:span></text:p>
      <text:p text:style-name="P1"><text:span text:style-name="T1">б) рассылать вирусы, черви, нежелательную почту, спам, письма счастья, нежелательные предложения или рекламу любого рода и для любых целей.</text:span></text:p>
      <text:p text:style-name="P1"><text:span text:style-name="T1">c) исследовать, сканировать или тестировать Веб-сайт и Программное обеспечение или любую другую связанную систему или сеть, или нарушать какие-либо меры безопасности или аутентификации;</text:span></text:p>
      <text:p text:style-name="P1"><text:span text:style-name="T1">г) использовать любые автоматизированные системы программного обеспечения для захвата данных Веб-сайта («</text:span><text:span text:style-name="T3">screen</text:span><text:span text:style-name="T1">-</text:span><text:span text:style-name="T3">scraping</text:span><text:span text:style-name="T1">»);</text:span></text:p>
      <text:p text:style-name="P1"><text:span text:style-name="T1">д) создавать и распространять копии Веб-сайта или Программного обеспечения;</text:span></text:p>
      <text:p text:style-name="P1"><text:span text:style-name="T1">f) пытаться продавать, распространять, копировать, сдавать в аренду, сублицензировать, брать взаймы, объединять, воспроизводить, изменять, модифицировать, реконструировать, дизассемблировать, декомпилировать, передавать, обменивать, переводить, взламывать, распространять, повреждать или неправильно использовать Веб-сайт или Программное обеспечение;</text:span></text:p>
      <text:p text:style-name="P1"><text:span text:style-name="T1">g) или создавать производные продукты любого рода.</text:span></text:p>
      <text:p text:style-name="P1"><text:span text:style-name="T1">Вы не можете создавать учетную запись на чужое имя или каким-либо образом действовать под чужим именем.</text:span></text:p>
      <text:p text:style-name="P1"><text:soft-page-break/><text:span text:style-name="T1">В случае, если учетная запись является корпоративной, только уполномоченное лицо может использовать корпоративный счет. Пользователь корпоративной учетной записи несет ответственность за то, чтобы только уполномоченные лица имели доступ к учетной записи.</text:span></text:p>
      <text:p text:style-name="P1"><text:span text:style-name="T1">Если вы получаете личные данные или другую конфиденциальную информацию от других пользователей, вы обязаны хранить эту информацию в секрете.</text:span></text:p>
      <text:p text:style-name="P1"><text:span text:style-name="T1">BitQuant имеет право (временно или постоянно) заблокировать вашу учетную запись и отказать вам в доступе к Веб-сайту, в случае подозрений в злоупотреблении учетной записью или Веб-сайтом. Мы также можем заблокировать вашу учетную запись или отказать вам в доступе к платформе, если вы не соблюдаете настоящие Условия, включая условия и политики, упомянутые в настоящем документе.</text:span></text:p>
      <text:p text:style-name="P1"><text:span text:style-name="T1">BitQuant имеет право немедленно прекратить действие вашей учетной записи в случае любого поведения с вашей стороны, которое BitQuant, по своему собственному усмотрению, считает неприемлемым, или в случае любого нарушения вами настоящих Условий использования, включая условия и политики упомянутые в настоящем документе.</text:span></text:p>
      <text:p text:style-name="P3"/>
      <text:p text:style-name="P1"><text:span text:style-name="T2">8. Конфиденциальность</text:span></text:p>
      <text:p text:style-name="P1"><text:span text:style-name="T1">BitQuant защищает вашу конфиденциальность в соответствии с Общим регламентом ЕС по защите данных (GDPR). При использовании нашего веб-сайта и программного обеспечения, мы собираем определенные личные данные о вас. В нашей Политике конфиденциальности вы можете прочитать, какие личные данные мы собираем и для каких целей.</text:span></text:p>
      <text:p text:style-name="P2"/>
      <text:p text:style-name="P1"><text:span text:style-name="T2">9. Интеллектуальная собственность</text:span></text:p>
      <text:p text:style-name="P1"><text:span text:style-name="T1">BitQuant является эксклюзивным владельцем всех прав интеллектуальной собственности, связанных и относящихся к Веб-сайту и Программному обеспечению (всему контенту, доступному через), а именно, помимо прочего, патентов, заявок на патенты, товарных знаков, заявок на товарные знаки, прав на базы данных, прав на торговые наименования, авторских прав, коммерческой тайны, лицензий, доменных имен, ноу-хау, прав собственности («Права интеллектуальной собственности»).</text:span></text:p>
      <text:p text:style-name="P1"><text:span text:style-name="T1">BitQuant предоставляет своим Пользователям непередаваемую, неисключительную, не подлежащую сублицензированию и отзывную лицензию, предназначенную для добросовестного использования Веб-сайта и Программного обеспечения на основе подписки, предлагаемой нами по адресу https://bitquant.online/. Вам не разрешается доступ к содержимому Веб-сайта и Программного обеспечения для любых других целей, таких как продажа или распространение содержимого Веб-сайта и Программного обеспечения. Также см. Раздел 6.</text:span></text:p>
      <text:p text:style-name="P2"/>
      <text:p text:style-name="P1"><text:span text:style-name="T2">10. Доступность веб-сайта и программного обеспечения и отказ от гарантий.</text:span></text:p>
      <text:p text:style-name="P1"><text:span text:style-name="T1">Веб-сайт и Программное обеспечение доступны на компьютерах платформах. </text:span><text:span text:style-name="T3">BitQuant</text:span><text:span text:style-name="T1"> прилагает все разумные усилия, чтобы Веб-сайт и Программное обеспечение были доступны в любое время. Однако Пользователь признает, что Веб-сайт и Программное обеспечение предоставляются через Интернет и мобильные сети, и поэтому на качество и доступность Веб-сайта и Программного обеспечения могут влиять факторы, находящиеся вне разумного контроля </text:span><text:span text:style-name="T3">BitQuant</text:span><text:span text:style-name="T1">.</text:span></text:p>
      <text:p text:style-name="P1"><text:span text:style-name="T3">BitQuant</text:span><text:span text:style-name="T1"> не несет никакой ответственности за недоступность Веб-сайта и Программного обеспечения, а также за любые трудности или невозможность загрузки или доступа к контенту, а также за любой другой сбой системы связи, который может привести к недоступности Веб-сайта или Программного обеспечения.</text:span></text:p>
      <text:p text:style-name="P1"><text:soft-page-break/><text:span text:style-name="T3">BitQuant</text:span><text:span text:style-name="T1"> не несет ответственности за любую поддержку или обслуживание в отношении Веб-сайта или Программного обеспечения. </text:span><text:span text:style-name="T3">BitQuant</text:span><text:span text:style-name="T1"> может - по своему усмотрению - время от времени обновлять, изменять или адаптировать Веб-сайт или Программное обеспечение и их функции для улучшения взаимодействия с пользователем. </text:span><text:span text:style-name="T3">BitQuant</text:span><text:span text:style-name="T1"> не несет ответственности за простои, вызванные этими действиями.</text:span></text:p>
      <text:p text:style-name="P1"><text:span text:style-name="T3">BitQuant</text:span><text:span text:style-name="T1"> не несет ответственности за какие-либо неполадки со стороны третьих лиц или подключенных бирж.</text:span></text:p>
      <text:p text:style-name="P1"><text:span text:style-name="T1">В максимальной степени, разрешенной действующим законодательством, </text:span><text:span text:style-name="T3">BitQuant</text:span><text:span text:style-name="T1"> настоящим отказывается от всех подразумеваемых гарантий относительно доступности Веб-сайта и Программного обеспечения. Веб-сайт и Программное обеспечение предоставляются «как есть» и без каких-либо гарантий.</text:span></text:p>
      <text:p text:style-name="P2"/>
      <text:p text:style-name="P1"><text:span text:style-name="T2">11. Служба поддержки и консультации</text:span></text:p>
      <text:p text:style-name="P1"><text:span text:style-name="T1">BitQuant имеет службу поддержки, где Пользователь может задать вопросы о Веб-сайте и Программном обеспечении. BitQuant отвечает на вопросы только относительно функционирования Веб-сайта и Программного обеспечения.</text:span></text:p>
      <text:p text:style-name="P1"><text:span text:style-name="T1">BitQuant прямо заявляет, что не будет:</text:span></text:p>
      <text:p text:style-name="P1"><text:span text:style-name="T1">a) Давать пользователям какие-либо советы по рекомендуемым настройкам для Стратегий;</text:span></text:p>
      <text:p text:style-name="P1"><text:span text:style-name="T1">б) Давать пользователям какие-либо финансовые советы.</text:span></text:p>
      <text:p text:style-name="P1"><text:span text:style-name="T1">BitQuant может загружать на Веб-сайт общие учебные пособия и академические видео о функционировании Веб-сайта и Программного обеспечения.</text:span></text:p>
      <text:p text:style-name="P1"><text:span text:style-name="T1">Все руководства и видео, загружаемые BitQuant, носят общий характер и не содержат никаких торговых и / или финансовых советов. Пользователь использует эти советы исключительно на свой страх и риск.</text:span></text:p>
      <text:p text:style-name="P1"><text:span text:style-name="T1">Вся информация, предоставляемая BitQuant на в рамках предоставления сервиса, носит исключительно информативный характер. Пользователь использует эту информацию исключительно на свой страх и риск. Также см. Пункт 3 (отказ от ответственности).</text:span></text:p>
      <text:p text:style-name="P3"/>
      <text:p text:style-name="P1"><text:span text:style-name="T2">12. Риски</text:span></text:p>
      <text:p text:style-name="P1"><text:span text:style-name="T1">Пользователь осознает сопутствующие риски владения, торговли и использования криптовалют и принимает на себя полную ответственность за эти риски. Также см. Пункт 3 (отказ от ответственности).</text:span></text:p>
      <text:p text:style-name="P4"/>
      <text:p text:style-name="P1"><text:span text:style-name="T2">13. Ответственность</text:span></text:p>
      <text:p text:style-name="P1"><text:span text:style-name="T1">Ничто в настоящих Условиях не исключает и не ограничивает ответственность </text:span><text:span text:style-name="T3">BitQuant</text:span><text:span text:style-name="T1">, если она не может быть исключена или ограничена в соответствии с действующим законодательством.</text:span></text:p>
      <text:p text:style-name="P1"><text:span text:style-name="T3">BitQuant</text:span><text:span text:style-name="T1"> не несет ответственности перед вами за любой (прямой или косвенный) ущерб, который вы понесли в результате использования Веб-сайта или Программного обеспечения или предоставленного на них контента. Например, </text:span><text:span text:style-name="T3">BitQuant</text:span><text:span text:style-name="T1"> не несет ответственности за:</text:span></text:p>
      <text:p text:style-name="P1"><text:span text:style-name="T1">а) правильное функционирование (гипер) ссылок, предоставляемых Веб-сайтом или Программным обеспечением;</text:span></text:p>
      <text:p text:style-name="P1"><text:soft-page-break/><text:span text:style-name="T1">б) качество любой стратегии, созданной и предоставленной Пользователями на Сайте;</text:span></text:p>
      <text:p text:style-name="P1"><text:span text:style-name="T3">c</text:span><text:span text:style-name="T1">) (отсутствие) финансовой выгоды для Пользователей от использования Веб-сайта или Программного обеспечения;</text:span></text:p>
      <text:p text:style-name="P1"><text:span text:style-name="T3">d</text:span><text:span text:style-name="T1">) любой ситуации, в которой мобильное устройство Пользователя, данные для входа и / или пароль украдены, а третье лицо впоследствии использует Веб-сайт или Программное обеспечение без согласия Пользователя;</text:span></text:p>
      <text:p text:style-name="P1"><text:span text:style-name="T3">e</text:span><text:span text:style-name="T1">) любое повреждение или изменение оборудования Пользователя, включая, помимо прочего, компьютерное оборудование или портативное устройство, в результате установки или использования Веб-сайта или Программного обеспечения;</text:span></text:p>
      <text:p text:style-name="P1"><text:span text:style-name="T3">f</text:span><text:span text:style-name="T1">) невыполнение каких-либо обязательств </text:span><text:span text:style-name="T3">BitQuant</text:span><text:span text:style-name="T1"> в соответствии с настоящими Условиями, если такое невыполнение вызвано событиями, находящимися вне разумного контроля </text:span><text:span text:style-name="T3">BitQuant</text:span><text:span text:style-name="T1">.</text:span></text:p>
      <text:p text:style-name="P4"/>
      <text:p text:style-name="P1"><text:span text:style-name="T2">14. Возмещение</text:span></text:p>
      <text:p text:style-name="P1"><text:span text:style-name="T1">Пользователи гарантирует защиту и освобождение </text:span><text:span text:style-name="T3">BitQuant</text:span><text:span text:style-name="T1"> от всех обязательств, убытков и затрат (включая расходы на урегулирование и гонорары адвокатов), возникших в связи с претензиями третьих сторон в отношении:</text:span></text:p>
      <text:p text:style-name="P1"><text:span text:style-name="T1">а) любых травм или убытков, возникших в результате действий пользователей, связанных с использованием нашего веб-сайта и программного обеспечения; а также</text:span></text:p>
      <text:p text:style-name="P1"><text:span text:style-name="T1">б) нарушений Пользователями настоящих Условий или нарушений любых требований законодательства.</text:span></text:p>
      <text:p text:style-name="P2"/>
      <text:p text:style-name="P1"><text:span text:style-name="T2">15. Прочие условия</text:span></text:p>
      <text:p text:style-name="P1"><text:span text:style-name="T1">BitQuant оставляет за собой право изменять эти Условия. При существенном изменении настоящих Условий, Пользователи будут уведомлены с помощью информационного бюллетеня (если Пользователь предоставил свой адрес электронной почты) и уведомления на нашем Веб-сайте вместе с обновленными Условиями. Продолжая использовать Веб-сайт, вы соглашаетесь с самой последней версией настоящих Условий.</text:span></text:p>
      <text:p text:style-name="P1"><text:span text:style-name="T1">Отказ от применения части или всех Условий не может быть истолкован как согласие или отказ от права применить их в более поздний момент времени или против другого Пользователя.</text:span></text:p>
      <text:p text:style-name="P1"><text:span text:style-name="T1">Пользователи не могут передавать права и обязанности, вытекающие из настоящих Условий, третьим лицам.</text:span></text:p>
      <text:p text:style-name="P4"/>
      <text:p text:style-name="P1"><text:span text:style-name="T4">16. </text:span><text:span text:style-name="T2">Отдельные условия </text:span></text:p>
      <text:p text:style-name="P1"><text:span text:style-name="T1">Недействительность или не возможность исполнить любое положение настоящих Условий не влияет на действительность или исковую силу любого другого положения настоящих Условий. Любое такое недействительное или неисполнимое положение должно быть заменено или считаться замененным положением, которое считается действительным и имеющим исковую силу, и толкование которого должно быть максимально приближено к смыслу недействительного положения.</text:span></text:p>
      <text:p text:style-name="P2"/>
      <text:p text:style-name="P1"><text:span text:style-name="T2">17. Применимое право и юрисдикция</text:span></text:p>
      <text:p text:style-name="P1"><text:soft-page-break/><text:span text:style-name="T1">Настоящие Условия регулируются и толкуются исключительно в соответствии с законодательством </text:span><text:span text:style-name="T5">________.</text:span></text:p>
      <text:p text:style-name="P1"><text:span text:style-name="T1">Если иное не предусмотрено законодательством, все споры, возникающие в результате или возникающие в связи с настоящими Условиями, должны рассматриваться исключительно в компетентном </text:span><text:span text:style-name="T5">суде __________,</text:span><text:span text:style-name="T1"> кроме случаев когда спор не может быть урегулирован мирным путем.</text:span></text:p>
      <text:p text:style-name="P2"/>
      <text:p text:style-name="P1"><text:bookmark-start text:name="Bookmark1"/><text:span text:style-name="T2">18. Жалобы, комментарии и предложения.</text:span><text:bookmark-end text:name="Bookmark1"/></text:p>
      <text:p text:style-name="P1"><text:span text:style-name="T3">BitQuant</text:span><text:span text:style-name="T1"> стремится предоставить оптимальный уровень сервиса. Жалобы, комментарии или предложение могут быть направлены в службу поддержки. Обращение должно содержать контактные данные и также четкое описание причин обращения. Обращения обрабатываются в течение 7 рабочих дней либо боле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Times New Roman" fo:font-weight="bold" style:font-weight-asian="bold" style:font-name-complex="F" style:font-size-complex="16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weight="bold" style:font-weight-asian="bold"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ndarev</meta:initial-creator>
    <dc:creator>Bondarev</dc:creator>
    <meta:editing-cycles>6</meta:editing-cycles>
    <meta:creation-date>2021-07-01T12:15:00</meta:creation-date>
    <dc:date>2021-07-02T09:06:00</dc:date>
    <meta:editing-duration>PT1M12S</meta:editing-duration>
    <meta:generator>OpenOffice/4.1.10$Win32 OpenOffice.org_project/4110m2$Build-9807</meta:generator>
    <meta:document-statistic meta:table-count="0" meta:image-count="0" meta:object-count="0" meta:page-count="7" meta:paragraph-count="95" meta:word-count="2081" meta:character-count="167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